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ans1" svg:font-family="&quot;Liberation Sans1&quot;"/>
    <style:font-face style:name="Noto Sans Mono" svg:font-family="&quot;Noto Sans Mono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Noto Sans Mono" style:font-name-asian="Noto Sans Mono" style:font-name-complex="Noto Sans Mono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Noto Sans Mono" style:font-name-asian="Noto Sans Mono" style:font-name-complex="Noto Sans Mono"/>
    </style:style>
    <style:style style:name="ce4" style:family="table-cell" style:parent-style-name="Default" style:data-style-name="N0">
      <style:text-properties style:font-name="Noto Sans Mono" style:font-name-asian="Noto Sans Mono" style:font-name-complex="Noto Sans Mono"/>
    </style:style>
    <style:style style:name="ce5" style:family="table-cell" style:parent-style-name="Default" style:data-style-name="N0">
      <style:table-cell-properties style:vertical-align="automatic" fo:wrap-option="wrap"/>
    </style:style>
    <style:style style:name="ce6" style:family="table-cell" style:parent-style-name="Default" style:data-style-name="N0">
      <style:table-cell-properties style:vertical-align="automatic" fo:background-color="transparent"/>
    </style:style>
    <style:style style:name="co1" style:family="table-column">
      <style:table-column-properties fo:break-before="auto" style:column-width="3.04270833333333cm"/>
    </style:style>
    <style:style style:name="co2" style:family="table-column">
      <style:table-column-properties fo:break-before="auto" style:column-width="4.31270833333333cm"/>
    </style:style>
    <style:style style:name="co3" style:family="table-column">
      <style:table-column-properties fo:break-before="auto" style:column-width="4.28625cm"/>
    </style:style>
    <style:style style:name="co4" style:family="table-column">
      <style:table-column-properties fo:break-before="auto" style:column-width="4.33916666666667cm"/>
    </style:style>
    <style:style style:name="co5" style:family="table-column">
      <style:table-column-properties fo:break-before="auto" style:column-width="2.96333333333333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30pt" style:use-optimal-row-height="fals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4" table:default-cell-style-name="ce4"/>
        <table:table-column table:style-name="co2" table:default-cell-style-name="ce4"/>
        <table:table-column table:style-name="co1" table:number-columns-repeated="3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6373" table:default-cell-style-name="ce4"/>
        <table:table-row table:style-name="ro1">
          <table:table-cell office:value-type="string" table:style-name="ce2">
            <text:p>Object Type</text:p>
          </table:table-cell>
          <table:table-cell office:value-type="string" table:style-name="ce2">
            <text:p>x1</text:p>
          </table:table-cell>
          <table:table-cell office:value-type="string" table:style-name="ce3">
            <text:p>y1</text:p>
          </table:table-cell>
          <table:table-cell office:value-type="string" table:style-name="ce3">
            <text:p>neg y1</text:p>
          </table:table-cell>
          <table:table-cell office:value-type="string" table:style-name="ce2">
            <text:p>x2</text:p>
          </table:table-cell>
          <table:table-cell office:value-type="string" table:style-name="ce3">
            <text:p>y2</text:p>
          </table:table-cell>
          <table:table-cell office:value-type="string" table:style-name="ce3">
            <text:p>neg y2</text:p>
          </table:table-cell>
          <table:table-cell office:value-type="string" table:style-name="ce4">
            <text:p>delta x</text:p>
          </table:table-cell>
          <table:table-cell office:value-type="string" table:style-name="ce4">
            <text:p>delta y</text:p>
          </table:table-cell>
          <table:table-cell table:number-columns-repeated="16375" table:style-name="ce4"/>
        </table:table-row>
        <table:table-row table:style-name="ro2">
          <table:table-cell office:value-type="string" table:style-name="ce4">
            <text:p>Beam</text:p>
          </table:table-cell>
          <table:table-cell office:value-type="float" office:value="16" table:style-name="ce4">
            <text:p>16</text:p>
          </table:table-cell>
          <table:table-cell office:value-type="float" office:value="0" table:style-name="ce4">
            <text:p>0</text:p>
          </table:table-cell>
          <table:table-cell table:style-name="ce4"/>
          <table:table-cell office:value-type="float" office:value="15.6" table:style-name="ce4">
            <text:p>15.6</text:p>
          </table:table-cell>
          <table:table-cell office:value-type="float" office:value="-0.8" table:style-name="ce4">
            <text:p>-0.8</text:p>
          </table:table-cell>
          <table:table-cell office:value-type="float" office:value="0.8" table:formula="of:=-[.F2]" table:style-name="ce1">
            <text:p>0.8</text:p>
          </table:table-cell>
          <table:table-cell table:number-columns-repeated="16377" table:style-name="ce4"/>
        </table:table-row>
        <table:table-row table:style-name="ro2">
          <table:table-cell office:value-type="string" table:style-name="ce4">
            <text:p>SingleRay</text:p>
          </table:table-cell>
          <table:table-cell office:value-type="float" office:value="16" table:style-name="ce4">
            <text:p>16</text:p>
          </table:table-cell>
          <table:table-cell office:value-type="float" office:value="0" table:style-name="ce4">
            <text:p>0</text:p>
          </table:table-cell>
          <table:table-cell table:style-name="ce4"/>
          <table:table-cell office:value-type="float" office:value="15.99" table:style-name="ce4">
            <text:p>15.99</text:p>
          </table:table-cell>
          <table:table-cell office:value-type="float" office:value="0" table:style-name="ce4">
            <text:p>0</text:p>
          </table:table-cell>
          <table:table-cell office:value-type="float" office:value="0" table:formula="of:=-[.F3]" table:style-name="ce1">
            <text:p>0</text:p>
          </table:table-cell>
          <table:table-cell table:number-columns-repeated="16377" table:style-name="ce4"/>
        </table:table-row>
        <table:table-row table:style-name="ro2">
          <table:table-cell office:value-type="string" table:style-name="ce4">
            <text:p>Mirror 1</text:p>
          </table:table-cell>
          <table:table-cell office:value-type="float" office:value="9.4" table:style-name="ce5">
            <text:p>9.4</text:p>
          </table:table-cell>
          <table:table-cell office:value-type="float" office:value="1.2989999999999999" table:style-name="ce5">
            <text:p>1.299</text:p>
          </table:table-cell>
          <table:table-cell office:value-type="float" office:value="-1.2989999999999999" table:formula="of:=-[.C4]" table:style-name="ce4">
            <text:p>-1.299</text:p>
          </table:table-cell>
          <table:table-cell office:value-type="float" office:value="9.1679999999999993" table:style-name="ce5">
            <text:p>9.168</text:p>
          </table:table-cell>
          <table:table-cell office:value-type="float" office:value="9.827" table:style-name="ce5">
            <text:p>9.827</text:p>
          </table:table-cell>
          <table:table-cell office:value-type="float" office:value="-9.827" table:formula="of:=-[.F4]" table:style-name="ce1">
            <text:p>-9.827</text:p>
          </table:table-cell>
          <table:table-cell office:value-type="float" office:value="-0.23200000000000109" table:formula="of:=[.E4]-[.B4]" table:style-name="ce4">
            <text:p>-0.232</text:p>
          </table:table-cell>
          <table:table-cell office:value-type="float" office:value="-8.5280000000000005" table:formula="of:=[.G4]-[.D4]" table:style-name="ce4">
            <text:p>-8.528</text:p>
          </table:table-cell>
          <table:table-cell table:number-columns-repeated="16375" table:style-name="ce4"/>
        </table:table-row>
        <table:table-row table:style-name="ro2">
          <table:table-cell office:value-type="string" table:style-name="ce4">
            <text:p>Mirror 2</text:p>
          </table:table-cell>
          <table:table-cell office:value-type="float" office:value="17.471" table:style-name="ce5">
            <text:p>17.471</text:p>
          </table:table-cell>
          <table:table-cell office:value-type="float" office:value="9.657" table:style-name="ce5">
            <text:p>9.657</text:p>
          </table:table-cell>
          <table:table-cell office:value-type="float" office:value="-9.657" table:formula="of:=-[.C5]" table:style-name="ce4">
            <text:p>-9.657</text:p>
          </table:table-cell>
          <table:table-cell office:value-type="float" office:value="13.365" table:style-name="ce5">
            <text:p>13.365</text:p>
          </table:table-cell>
          <table:table-cell office:value-type="float" office:value="2.3769999999999998" table:style-name="ce5">
            <text:p>2.377</text:p>
          </table:table-cell>
          <table:table-cell office:value-type="float" office:value="-2.3769999999999998" table:formula="of:=-[.F5]" table:style-name="ce1">
            <text:p>-2.377</text:p>
          </table:table-cell>
          <table:table-cell office:value-type="float" office:value="-4.1059999999999999" table:formula="of:=[.E5]-[.B5]" table:style-name="ce4">
            <text:p>-4.106</text:p>
          </table:table-cell>
          <table:table-cell office:value-type="float" office:value="7.28" table:formula="of:=[.G5]-[.D5]" table:style-name="ce4">
            <text:p>7.28</text:p>
          </table:table-cell>
          <table:table-cell table:number-columns-repeated="16375" table:style-name="ce4"/>
        </table:table-row>
        <table:table-row table:style-name="ro2">
          <table:table-cell office:value-type="string" table:style-name="ce4">
            <text:p>Mirror 3</text:p>
          </table:table-cell>
          <table:table-cell office:value-type="float" office:value="16.116" table:style-name="ce5">
            <text:p>16.116</text:p>
          </table:table-cell>
          <table:table-cell office:value-type="float" office:value="12.714" table:style-name="ce5">
            <text:p>12.714</text:p>
          </table:table-cell>
          <table:table-cell office:value-type="float" office:value="-12.714" table:formula="of:=-[.C6]" table:style-name="ce4">
            <text:p>-12.714</text:p>
          </table:table-cell>
          <table:table-cell office:value-type="float" office:value="11.877000000000001" table:style-name="ce5">
            <text:p>11.877</text:p>
          </table:table-cell>
          <table:table-cell office:value-type="float" office:value="17.957000000000001" table:style-name="ce5">
            <text:p>17.957</text:p>
          </table:table-cell>
          <table:table-cell office:value-type="float" office:value="-17.957000000000001" table:formula="of:=-[.F6]" table:style-name="ce1">
            <text:p>-17.957</text:p>
          </table:table-cell>
          <table:table-cell office:value-type="float" office:value="-4.238999999999999" table:formula="of:=[.E6]-[.B6]" table:style-name="ce4">
            <text:p>-4.239</text:p>
          </table:table-cell>
          <table:table-cell office:value-type="float" office:value="-5.2430000000000003" table:formula="of:=[.G6]-[.D6]" table:style-name="ce4">
            <text:p>-5.243</text:p>
          </table:table-cell>
          <table:table-cell table:number-columns-repeated="16375" table:style-name="ce4"/>
        </table:table-row>
        <table:table-row table:style-name="ro2">
          <table:table-cell office:value-type="string" table:style-name="ce4">
            <text:p>Mirror 4</text:p>
          </table:table-cell>
          <table:table-cell office:value-type="float" office:value="6.423" table:style-name="ce5">
            <text:p>6.423</text:p>
          </table:table-cell>
          <table:table-cell office:value-type="float" office:value="13.901999999999999" table:style-name="ce5">
            <text:p>13.902</text:p>
          </table:table-cell>
          <table:table-cell office:value-type="float" office:value="-13.901999999999999" table:formula="of:=-[.C7]" table:style-name="ce4">
            <text:p>-13.902</text:p>
          </table:table-cell>
          <table:table-cell office:value-type="float" office:value="6.1879999999999997" table:style-name="ce5">
            <text:p>6.188</text:p>
          </table:table-cell>
          <table:table-cell office:value-type="float" office:value="15.872" table:style-name="ce5">
            <text:p>15.872</text:p>
          </table:table-cell>
          <table:table-cell office:value-type="float" office:value="-15.872" table:formula="of:=-[.F7]" table:style-name="ce1">
            <text:p>-15.872</text:p>
          </table:table-cell>
          <table:table-cell office:value-type="float" office:value="-0.23500000000000032" table:formula="of:=[.E7]-[.B7]" table:style-name="ce4">
            <text:p>-0.235</text:p>
          </table:table-cell>
          <table:table-cell office:value-type="float" office:value="-1.9700000000000006" table:formula="of:=[.G7]-[.D7]" table:style-name="ce4">
            <text:p>-1.97</text:p>
          </table:table-cell>
          <table:table-cell table:number-columns-repeated="16375" table:style-name="ce4"/>
        </table:table-row>
        <table:table-row table:style-name="ro2">
          <table:table-cell office:value-type="string" table:style-name="ce4">
            <text:p>Mirror 5</text:p>
          </table:table-cell>
          <table:table-cell office:value-type="float" office:value="4.2830000000000004" table:style-name="ce5">
            <text:p>4.283</text:p>
          </table:table-cell>
          <table:table-cell office:value-type="float" office:value="18.283999999999999" table:style-name="ce5">
            <text:p>18.284</text:p>
          </table:table-cell>
          <table:table-cell office:value-type="float" office:value="-18.283999999999999" table:formula="of:=-[.C8]" table:style-name="ce4">
            <text:p>-18.284</text:p>
          </table:table-cell>
          <table:table-cell office:value-type="float" office:value="4.6120000000000001" table:style-name="ce5">
            <text:p>4.612</text:p>
          </table:table-cell>
          <table:table-cell office:value-type="float" office:value="16.059999999999999" table:style-name="ce5">
            <text:p>16.06</text:p>
          </table:table-cell>
          <table:table-cell office:value-type="float" office:value="-16.059999999999999" table:formula="of:=-[.F8]" table:style-name="ce1">
            <text:p>-16.06</text:p>
          </table:table-cell>
          <table:table-cell office:value-type="float" office:value="0.32899999999999974" table:formula="of:=[.E8]-[.B8]" table:style-name="ce4">
            <text:p>0.329</text:p>
          </table:table-cell>
          <table:table-cell office:value-type="float" office:value="2.2240000000000002" table:formula="of:=[.G8]-[.D8]" table:style-name="ce4">
            <text:p>2.224</text:p>
          </table:table-cell>
          <table:table-cell table:number-columns-repeated="16375" table:style-name="ce4"/>
        </table:table-row>
        <table:table-row table:style-name="ro2">
          <table:table-cell office:value-type="string" table:style-name="ce4">
            <text:p>Mirror 6</text:p>
          </table:table-cell>
          <table:table-cell office:value-type="float" office:value="12.16" table:style-name="ce5">
            <text:p>12.16</text:p>
          </table:table-cell>
          <table:table-cell office:value-type="float" office:value="21.259" table:style-name="ce5">
            <text:p>21.259</text:p>
          </table:table-cell>
          <table:table-cell office:value-type="float" office:value="-21.259" table:formula="of:=-[.C9]" table:style-name="ce4">
            <text:p>-21.259</text:p>
          </table:table-cell>
          <table:table-cell office:value-type="float" office:value="10.696" table:style-name="ce5">
            <text:p>10.696</text:p>
          </table:table-cell>
          <table:table-cell office:value-type="float" office:value="19.347000000000001" table:style-name="ce5">
            <text:p>19.347</text:p>
          </table:table-cell>
          <table:table-cell office:value-type="float" office:value="-19.347000000000001" table:formula="of:=-[.F9]" table:style-name="ce1">
            <text:p>-19.347</text:p>
          </table:table-cell>
          <table:table-cell office:value-type="float" office:value="-1.4640000000000004" table:formula="of:=[.E9]-[.B9]" table:style-name="ce4">
            <text:p>-1.464</text:p>
          </table:table-cell>
          <table:table-cell office:value-type="float" office:value="1.911999999999999" table:formula="of:=[.G9]-[.D9]" table:style-name="ce4">
            <text:p>1.912</text:p>
          </table:table-cell>
          <table:table-cell table:number-columns-repeated="16375" table:style-name="ce4"/>
        </table:table-row>
        <table:table-row table:style-name="ro2">
          <table:table-cell office:value-type="string" table:style-name="ce4">
            <text:p>Mirror 7</text:p>
          </table:table-cell>
          <table:table-cell office:value-type="float" office:value="19.225000000000001" table:style-name="ce5">
            <text:p>19.225</text:p>
          </table:table-cell>
          <table:table-cell office:value-type="float" office:value="21.841999999999999" table:style-name="ce5">
            <text:p>21.842</text:p>
          </table:table-cell>
          <table:table-cell office:value-type="float" office:value="-21.841999999999999" table:formula="of:=-[.C10]" table:style-name="ce4">
            <text:p>-21.842</text:p>
          </table:table-cell>
          <table:table-cell office:value-type="float" office:value="19.635999999999999" table:style-name="ce5">
            <text:p>19.636</text:p>
          </table:table-cell>
          <table:table-cell office:value-type="float" office:value="23.274000000000001" table:style-name="ce5">
            <text:p>23.274</text:p>
          </table:table-cell>
          <table:table-cell office:value-type="float" office:value="-23.274000000000001" table:formula="of:=-[.F10]" table:style-name="ce1">
            <text:p>-23.274</text:p>
          </table:table-cell>
          <table:table-cell office:value-type="float" office:value="0.41099999999999781" table:formula="of:=[.E10]-[.B10]" table:style-name="ce4">
            <text:p>0.411</text:p>
          </table:table-cell>
          <table:table-cell office:value-type="float" office:value="-1.4320000000000022" table:formula="of:=[.G10]-[.D10]" table:style-name="ce4">
            <text:p>-1.432</text:p>
          </table:table-cell>
          <table:table-cell table:number-columns-repeated="16375" table:style-name="ce4"/>
        </table:table-row>
        <table:table-row table:style-name="ro2">
          <table:table-cell office:value-type="string" table:style-name="ce4">
            <text:p>Mirror 8</text:p>
          </table:table-cell>
          <table:table-cell office:value-type="float" office:value="13.571999999999999" table:style-name="ce5">
            <text:p>13.572</text:p>
          </table:table-cell>
          <table:table-cell office:value-type="float" office:value="26.65" table:style-name="ce5">
            <text:p>26.65</text:p>
          </table:table-cell>
          <table:table-cell office:value-type="float" office:value="-26.65" table:formula="of:=-[.C11]" table:style-name="ce4">
            <text:p>-26.65</text:p>
          </table:table-cell>
          <table:table-cell office:value-type="float" office:value="13.705" table:style-name="ce5">
            <text:p>13.705</text:p>
          </table:table-cell>
          <table:table-cell office:value-type="float" office:value="29.047999999999998" table:style-name="ce5">
            <text:p>29.048</text:p>
          </table:table-cell>
          <table:table-cell office:value-type="float" office:value="-29.047999999999998" table:formula="of:=-[.F11]" table:style-name="ce1">
            <text:p>-29.048</text:p>
          </table:table-cell>
          <table:table-cell office:value-type="float" office:value="0.1330000000000009" table:formula="of:=[.E11]-[.B11]" table:style-name="ce4">
            <text:p>0.133</text:p>
          </table:table-cell>
          <table:table-cell office:value-type="float" office:value="-2.3979999999999997" table:formula="of:=[.G11]-[.D11]" table:style-name="ce4">
            <text:p>-2.398</text:p>
          </table:table-cell>
          <table:table-cell table:number-columns-repeated="16375" table:style-name="ce4"/>
        </table:table-row>
        <table:table-row table:style-name="ro2">
          <table:table-cell office:value-type="string" table:style-name="ce4">
            <text:p>Mirror 9</text:p>
          </table:table-cell>
          <table:table-cell office:value-type="float" office:value="10.411" table:style-name="ce5">
            <text:p>10.411</text:p>
          </table:table-cell>
          <table:table-cell office:value-type="float" office:value="32.423000000000002" table:style-name="ce5">
            <text:p>32.423</text:p>
          </table:table-cell>
          <table:table-cell office:value-type="float" office:value="-32.423000000000002" table:formula="of:=-[.C12]" table:style-name="ce4">
            <text:p>-32.423</text:p>
          </table:table-cell>
          <table:table-cell office:value-type="float" office:value="14.41" table:style-name="ce5">
            <text:p>14.41</text:p>
          </table:table-cell>
          <table:table-cell office:value-type="float" office:value="31.341999999999999" table:style-name="ce5">
            <text:p>31.342</text:p>
          </table:table-cell>
          <table:table-cell office:value-type="float" office:value="-31.341999999999999" table:formula="of:=-[.F12]" table:style-name="ce1">
            <text:p>-31.342</text:p>
          </table:table-cell>
          <table:table-cell office:value-type="float" office:value="3.9990000000000006" table:formula="of:=[.E12]-[.B12]" table:style-name="ce4">
            <text:p>3.999</text:p>
          </table:table-cell>
          <table:table-cell office:value-type="float" office:value="1.0810000000000031" table:formula="of:=[.G12]-[.D12]" table:style-name="ce4">
            <text:p>1.081</text:p>
          </table:table-cell>
          <table:table-cell table:number-columns-repeated="16375" table:style-name="ce4"/>
        </table:table-row>
        <table:table-row table:style-name="ro2">
          <table:table-cell office:value-type="string" table:style-name="ce4">
            <text:p>Mirror 10</text:p>
          </table:table-cell>
          <table:table-cell office:value-type="float" office:value="5.36" table:style-name="ce5">
            <text:p>5.36</text:p>
          </table:table-cell>
          <table:table-cell office:value-type="float" office:value="25.73" table:style-name="ce5">
            <text:p>25.73</text:p>
          </table:table-cell>
          <table:table-cell office:value-type="float" office:value="-25.73" table:formula="of:=-[.C13]" table:style-name="ce4">
            <text:p>-25.73</text:p>
          </table:table-cell>
          <table:table-cell office:value-type="float" office:value="-0.35299999999999998" table:style-name="ce5">
            <text:p>-0.353</text:p>
          </table:table-cell>
          <table:table-cell office:value-type="float" office:value="24.242999999999999" table:style-name="ce5">
            <text:p>24.243</text:p>
          </table:table-cell>
          <table:table-cell office:value-type="float" office:value="-24.242999999999999" table:formula="of:=-[.F13]" table:style-name="ce1">
            <text:p>-24.243</text:p>
          </table:table-cell>
          <table:table-cell office:value-type="float" office:value="-5.7130000000000001" table:formula="of:=[.E13]-[.B13]" table:style-name="ce4">
            <text:p>-5.713</text:p>
          </table:table-cell>
          <table:table-cell office:value-type="float" office:value="1.4870000000000019" table:formula="of:=[.G13]-[.D13]" table:style-name="ce4">
            <text:p>1.487</text:p>
          </table:table-cell>
          <table:table-cell table:number-columns-repeated="16375" table:style-name="ce4"/>
        </table:table-row>
        <table:table-row table:style-name="ro2">
          <table:table-cell office:value-type="string" table:style-name="ce4">
            <text:p>Mirror 11</text:p>
          </table:table-cell>
          <table:table-cell office:value-type="float" office:value="12.986000000000001" table:style-name="ce5">
            <text:p>12.986</text:p>
          </table:table-cell>
          <table:table-cell office:value-type="float" office:value="30.643999999999998" table:style-name="ce5">
            <text:p>30.644</text:p>
          </table:table-cell>
          <table:table-cell office:value-type="float" office:value="-30.643999999999998" table:formula="of:=-[.C14]" table:style-name="ce4">
            <text:p>-30.644</text:p>
          </table:table-cell>
          <table:table-cell office:value-type="float" office:value="14.138" table:style-name="ce5">
            <text:p>14.138</text:p>
          </table:table-cell>
          <table:table-cell office:value-type="float" office:value="30.082999999999998" table:style-name="ce5">
            <text:p>30.083</text:p>
          </table:table-cell>
          <table:table-cell office:value-type="float" office:value="-30.082999999999998" table:formula="of:=-[.F14]" table:style-name="ce1">
            <text:p>-30.083</text:p>
          </table:table-cell>
          <table:table-cell office:value-type="float" office:value="1.1519999999999992" table:formula="of:=[.E14]-[.B14]" table:style-name="ce4">
            <text:p>1.152</text:p>
          </table:table-cell>
          <table:table-cell office:value-type="float" office:value="0.56099999999999994" table:formula="of:=[.G14]-[.D14]" table:style-name="ce4">
            <text:p>0.561</text:p>
          </table:table-cell>
          <table:table-cell table:number-columns-repeated="16375" table:style-name="ce4"/>
        </table:table-row>
        <table:table-row table:style-name="ro2">
          <table:table-cell table:number-columns-repeated="19" table:style-name="ce1"/>
          <table:table-cell table:number-columns-repeated="16365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4">
            <text:p>Beams</text:p>
          </table:table-cell>
          <table:table-cell office:value-type="string" table:style-name="ce2">
            <text:p>x1</text:p>
          </table:table-cell>
          <table:table-cell office:value-type="string" table:style-name="ce3">
            <text:p>y1</text:p>
          </table:table-cell>
          <table:table-cell office:value-type="string" table:style-name="ce3">
            <text:p>neg y1</text:p>
          </table:table-cell>
          <table:table-cell office:value-type="string" table:style-name="ce2">
            <text:p>x2</text:p>
          </table:table-cell>
          <table:table-cell office:value-type="string" table:style-name="ce3">
            <text:p>y2</text:p>
          </table:table-cell>
          <table:table-cell office:value-type="string" table:style-name="ce3">
            <text:p>neg y2</text:p>
          </table:table-cell>
          <table:table-cell table:number-columns-repeated="16377" table:style-name="ce4"/>
        </table:table-row>
        <table:table-row table:style-name="ro2">
          <table:table-cell office:value-type="string" table:style-name="ce4">
            <text:p>Beam 1</text:p>
          </table:table-cell>
          <table:table-cell office:value-type="float" office:value="14" table:style-name="ce4">
            <text:p>14</text:p>
          </table:table-cell>
          <table:table-cell office:value-type="float" office:value="0" table:style-name="ce4">
            <text:p>0</text:p>
          </table:table-cell>
          <table:table-cell table:style-name="ce4"/>
          <table:table-cell office:value-type="float" office:value="9.3726699999999994" table:style-name="ce4">
            <text:p>9.37267</text:p>
          </table:table-cell>
          <table:table-cell office:value-type="float" office:value="-2.313666" table:style-name="ce4">
            <text:p>-2.313666</text:p>
          </table:table-cell>
          <table:table-cell table:style-name="ce4"/>
          <table:table-cell table:style-name="ce1"/>
          <table:table-cell table:number-columns-repeated="16376" table:style-name="ce4"/>
        </table:table-row>
        <table:table-row table:style-name="ro2">
          <table:table-cell office:value-type="string" table:style-name="ce4">
            <text:p>Beam 2</text:p>
          </table:table-cell>
          <table:table-cell office:value-type="float" office:value="9.3726699999999994" table:formula="of:=[.E18]" table:style-name="ce4">
            <text:p>9.37267</text:p>
          </table:table-cell>
          <table:table-cell office:value-type="float" office:value="-2.313666" table:formula="of:=[.F18]" table:style-name="ce4">
            <text:p>-2.313666</text:p>
          </table:table-cell>
          <table:table-cell table:style-name="ce4"/>
          <table:table-cell office:value-type="float" office:value="15.193479999999999" table:style-name="ce4">
            <text:p>15.19348</text:p>
          </table:table-cell>
          <table:table-cell office:value-type="float" office:value="-5.6276200000000003" table:style-name="ce1">
            <text:p>-5.62762</text:p>
          </table:table-cell>
          <table:table-cell table:style-name="ce4"/>
          <table:table-cell table:style-name="ce1"/>
          <table:table-cell table:number-columns-repeated="16376" table:style-name="ce4"/>
        </table:table-row>
        <table:table-row table:style-name="ro2">
          <table:table-cell office:value-type="string" table:style-name="ce4">
            <text:p>Beam 3</text:p>
          </table:table-cell>
          <table:table-cell office:value-type="float" office:value="15.193479999999999" table:style-name="ce4">
            <text:p>15.19348</text:p>
          </table:table-cell>
          <table:table-cell office:value-type="float" office:value="-5.6276200000000003" table:style-name="ce1">
            <text:p>-5.62762</text:p>
          </table:table-cell>
          <table:table-cell table:style-name="ce4"/>
          <table:table-cell office:value-type="float" office:value="14.97824" table:style-name="ce4">
            <text:p>14.97824</text:p>
          </table:table-cell>
          <table:table-cell office:value-type="float" office:value="-14.12373" table:style-name="ce1">
            <text:p>-14.12373</text:p>
          </table:table-cell>
          <table:table-cell table:number-columns-repeated="16378" table:style-name="ce4"/>
        </table:table-row>
        <table:table-row table:style-name="ro2">
          <table:table-cell office:value-type="string" table:style-name="ce4">
            <text:p>Beam 4</text:p>
          </table:table-cell>
          <table:table-cell office:value-type="float" office:value="14.97824" table:style-name="ce4">
            <text:p>14.97824</text:p>
          </table:table-cell>
          <table:table-cell office:value-type="float" office:value="-14.12373" table:style-name="ce1">
            <text:p>-14.12373</text:p>
          </table:table-cell>
          <table:table-cell table:style-name="ce4"/>
          <table:table-cell office:value-type="float" office:value="4.5217499999999999" table:style-name="ce4">
            <text:p>4.52175</text:p>
          </table:table-cell>
          <table:table-cell office:value-type="float" office:value="-16.653659999999999" table:style-name="ce4">
            <text:p>-16.65366</text:p>
          </table:table-cell>
          <table:table-cell table:number-columns-repeated="16378" table:style-name="ce4"/>
        </table:table-row>
        <table:table-row table:style-name="ro2">
          <table:table-cell office:value-type="string" table:style-name="ce4">
            <text:p>Beam 5</text:p>
          </table:table-cell>
          <table:table-cell office:value-type="float" office:value="4.5217499999999999" table:style-name="ce4">
            <text:p>4.52175</text:p>
          </table:table-cell>
          <table:table-cell office:value-type="float" office:value="-16.653659999999999" table:style-name="ce4">
            <text:p>-16.65366</text:p>
          </table:table-cell>
          <table:table-cell table:style-name="ce4"/>
          <table:table-cell office:value-type="float" office:value="12.01388" table:style-name="ce4">
            <text:p>12.01388</text:p>
          </table:table-cell>
          <table:table-cell office:value-type="float" office:value="-21.068850000000001" table:style-name="ce4">
            <text:p>-21.06885</text:p>
          </table:table-cell>
          <table:table-cell table:number-columns-repeated="16378" table:style-name="ce4"/>
        </table:table-row>
        <table:table-row table:style-name="ro2">
          <table:table-cell office:value-type="string" table:style-name="ce4">
            <text:p>Beam 6</text:p>
          </table:table-cell>
          <table:table-cell office:value-type="float" office:value="12.01388" table:formula="of:=[.E22]" table:style-name="ce4">
            <text:p>12.01388</text:p>
          </table:table-cell>
          <table:table-cell office:value-type="float" office:value="-21.068850000000001" table:formula="of:=[.F22]" table:style-name="ce4">
            <text:p>-21.06885</text:p>
          </table:table-cell>
          <table:table-cell table:style-name="ce4"/>
          <table:table-cell office:value-type="float" office:value="13.55218" table:style-name="ce4">
            <text:p>13.55218</text:p>
          </table:table-cell>
          <table:table-cell office:value-type="float" office:value="-26.69201" table:style-name="ce4">
            <text:p>-26.69201</text:p>
          </table:table-cell>
          <table:table-cell table:number-columns-repeated="16378" table:style-name="ce4"/>
        </table:table-row>
        <table:table-row table:style-name="ro2">
          <table:table-cell office:value-type="string" table:style-name="ce4">
            <text:p>Beam 7</text:p>
          </table:table-cell>
          <table:table-cell office:value-type="float" office:value="13.55218" table:formula="of:=[.E23]" table:style-name="ce4">
            <text:p>13.55218</text:p>
          </table:table-cell>
          <table:table-cell office:value-type="float" office:value="-26.69201" table:formula="of:=[.F23]" table:style-name="ce4">
            <text:p>-26.69201</text:p>
          </table:table-cell>
          <table:table-cell table:style-name="ce4"/>
          <table:table-cell office:value-type="float" office:value="12.99558" table:style-name="ce4">
            <text:p>12.99558</text:p>
          </table:table-cell>
          <table:table-cell office:value-type="float" office:value="-30.639340000000001" table:style-name="ce4">
            <text:p>-30.63934</text:p>
          </table:table-cell>
          <table:table-cell table:number-columns-repeated="16378" table:style-name="ce4"/>
        </table:table-row>
        <table:table-row table:style-name="ro2">
          <table:table-cell office:value-type="string" table:style-name="ce4">
            <text:p>Beam 8</text:p>
          </table:table-cell>
          <table:table-cell office:value-type="float" office:value="12.99558" table:formula="of:=[.E24]" table:style-name="ce4">
            <text:p>12.99558</text:p>
          </table:table-cell>
          <table:table-cell office:value-type="float" office:value="-30.639340000000001" table:formula="of:=[.F24]" table:style-name="ce4">
            <text:p>-30.63934</text:p>
          </table:table-cell>
          <table:table-cell table:style-name="ce4"/>
          <table:table-cell office:value-type="float" office:value="3.8094999999999999" table:style-name="ce4">
            <text:p>3.8095</text:p>
          </table:table-cell>
          <table:table-cell office:value-type="float" office:value="-25.326429999999998" table:style-name="ce4">
            <text:p>-25.32643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4"/>
          <table:table-cell table:style-name="ce6"/>
          <table:table-cell table:number-columns-repeated="16372"/>
        </table:table-row>
        <table:table-row table:style-name="ro2">
          <table:table-cell table:number-columns-repeated="5" table:style-name="ce4"/>
          <table:table-cell table:style-name="ce6"/>
          <table:table-cell table:style-name="ce4"/>
          <table:table-cell table:style-name="ce6"/>
          <table:table-cell table:style-name="ce4"/>
          <table:table-cell table:style-name="ce6"/>
          <table:table-cell table:style-name="ce4"/>
          <table:table-cell table:style-name="ce6"/>
          <table:table-cell table:number-columns-repeated="16372"/>
        </table:table-row>
        <table:table-row table:style-name="ro2">
          <table:table-cell office:value-type="string" table:style-name="ce4">
            <text:p>Beams</text:p>
          </table:table-cell>
          <table:table-cell office:value-type="string" table:style-name="ce2">
            <text:p>x1</text:p>
          </table:table-cell>
          <table:table-cell office:value-type="string" table:style-name="ce3">
            <text:p>y1</text:p>
          </table:table-cell>
          <table:table-cell office:value-type="string" table:style-name="ce3">
            <text:p>neg y1</text:p>
          </table:table-cell>
          <table:table-cell office:value-type="string" table:style-name="ce2">
            <text:p>x2</text:p>
          </table:table-cell>
          <table:table-cell office:value-type="string" table:style-name="ce3">
            <text:p>y2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4"/>
          <table:table-cell table:style-name="ce6"/>
          <table:table-cell table:number-columns-repeated="16372"/>
        </table:table-row>
        <table:table-row table:style-name="ro2">
          <table:table-cell office:value-type="string" table:style-name="ce4">
            <text:p>Beam 1</text:p>
          </table:table-cell>
          <table:table-cell office:value-type="float" office:value="16" table:style-name="ce4">
            <text:p>16</text:p>
          </table:table-cell>
          <table:table-cell office:value-type="float" office:value="0" table:style-name="ce4">
            <text:p>0</text:p>
          </table:table-cell>
          <table:table-cell table:style-name="ce4"/>
          <table:table-cell office:value-type="float" office:value="9.3448100000000007" table:style-name="ce4">
            <text:p>9.34481</text:p>
          </table:table-cell>
          <table:table-cell office:value-type="float" office:value="-3.3275899999999998" table:style-name="ce4">
            <text:p>-3.32759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4"/>
          <table:table-cell table:style-name="ce6"/>
          <table:table-cell table:number-columns-repeated="16372"/>
        </table:table-row>
        <table:table-row table:style-name="ro2">
          <table:table-cell office:value-type="string" table:style-name="ce4">
            <text:p>Beam 2</text:p>
          </table:table-cell>
          <table:table-cell office:value-type="float" office:value="9.3448100000000007" table:formula="of:=[.E28]" table:style-name="ce4">
            <text:p>9.34481</text:p>
          </table:table-cell>
          <table:table-cell office:value-type="float" office:value="-3.3275899999999998" table:formula="of:=[.F28]" table:style-name="ce4">
            <text:p>-3.32759</text:p>
          </table:table-cell>
          <table:table-cell table:style-name="ce4"/>
          <table:table-cell office:value-type="float" office:value="16.056239999999999" table:style-name="ce4">
            <text:p>16.05624</text:p>
          </table:table-cell>
          <table:table-cell office:value-type="float" office:value="-7.1486000000000001" table:style-name="ce4">
            <text:p>-7.1486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4"/>
          <table:table-cell table:style-name="ce6"/>
          <table:table-cell table:number-columns-repeated="16372"/>
        </table:table-row>
        <table:table-row table:style-name="ro2">
          <table:table-cell office:value-type="string" table:style-name="ce4">
            <text:p>Beam 3</text:p>
          </table:table-cell>
          <table:table-cell office:value-type="float" office:value="16.056239999999999" table:formula="of:=[.E29]" table:style-name="ce4">
            <text:p>16.05624</text:p>
          </table:table-cell>
          <table:table-cell office:value-type="float" office:value="-7.1486000000000001" table:formula="of:=[.F29]" table:style-name="ce4">
            <text:p>-7.1486</text:p>
          </table:table-cell>
          <table:table-cell table:style-name="ce4"/>
          <table:table-cell office:value-type="float" office:value="15.90875" table:style-name="ce4">
            <text:p>15.90875</text:p>
          </table:table-cell>
          <table:table-cell office:value-type="float" office:value="-12.97034" table:style-name="ce4">
            <text:p>-12.97034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4"/>
          <table:table-cell table:style-name="ce6"/>
          <table:table-cell table:number-columns-repeated="16372"/>
        </table:table-row>
        <table:table-row table:style-name="ro2">
          <table:table-cell office:value-type="string" table:style-name="ce4">
            <text:p>Beam 4</text:p>
          </table:table-cell>
          <table:table-cell office:value-type="float" office:value="15.90875" table:formula="of:=[.E30]" table:style-name="ce4">
            <text:p>15.90875</text:p>
          </table:table-cell>
          <table:table-cell office:value-type="float" office:value="-12.97034" table:formula="of:=[.F30]" table:style-name="ce4">
            <text:p>-12.97034</text:p>
          </table:table-cell>
          <table:table-cell table:style-name="ce4"/>
          <table:table-cell office:value-type="float" office:value="6.2555300000000003" table:style-name="ce4">
            <text:p>6.25553</text:p>
          </table:table-cell>
          <table:table-cell office:value-type="float" office:value="-15.305910000000001" table:style-name="ce4">
            <text:p>-15.30591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4"/>
          <table:table-cell table:style-name="ce6"/>
          <table:table-cell table:number-columns-repeated="16372"/>
        </table:table-row>
        <table:table-row table:style-name="ro2">
          <table:table-cell office:value-type="string" table:style-name="ce4">
            <text:p>Beam 5</text:p>
          </table:table-cell>
          <table:table-cell office:value-type="float" office:value="6.2555300000000003" table:formula="of:=[.E31]" table:style-name="ce4">
            <text:p>6.25553</text:p>
          </table:table-cell>
          <table:table-cell office:value-type="float" office:value="-15.305910000000001" table:formula="of:=[.F31]" table:style-name="ce4">
            <text:p>-15.30591</text:p>
          </table:table-cell>
          <table:table-cell table:number-columns-repeated="4" table:style-name="ce4"/>
          <table:table-cell table:style-name="ce6"/>
          <table:table-cell table:style-name="ce4"/>
          <table:table-cell table:style-name="ce6"/>
          <table:table-cell table:style-name="ce4"/>
          <table:table-cell table:style-name="ce6"/>
          <table:table-cell table:number-columns-repeated="16372"/>
        </table:table-row>
        <table:table-row table:style-name="ro2">
          <table:table-cell office:value-type="string" table:style-name="ce4">
            <text:p>Beam 6</text:p>
          </table:table-cell>
          <table:table-cell office:value-type="float" office:value="0" table:formula="of:=[.E32]" table:style-name="ce4">
            <text:p>0</text:p>
          </table:table-cell>
          <table:table-cell office:value-type="float" office:value="0" table:formula="of:=[.F32]" table:style-name="ce4">
            <text:p>0</text:p>
          </table:table-cell>
          <table:table-cell table:number-columns-repeated="4" table:style-name="ce4"/>
          <table:table-cell table:style-name="ce6"/>
          <table:table-cell table:style-name="ce4"/>
          <table:table-cell table:style-name="ce6"/>
          <table:table-cell table:style-name="ce4"/>
          <table:table-cell table:style-name="ce6"/>
          <table:table-cell table:number-columns-repeated="16372" table:style-name="ce4"/>
        </table:table-row>
        <table:table-row table:style-name="ro2">
          <table:table-cell office:value-type="string" table:style-name="ce4">
            <text:p>Beam 7</text:p>
          </table:table-cell>
          <table:table-cell office:value-type="float" office:value="0" table:formula="of:=[.E33]" table:style-name="ce4">
            <text:p>0</text:p>
          </table:table-cell>
          <table:table-cell office:value-type="float" office:value="0" table:formula="of:=[.F33]" table:style-name="ce4">
            <text:p>0</text:p>
          </table:table-cell>
          <table:table-cell table:number-columns-repeated="4" table:style-name="ce4"/>
          <table:table-cell table:style-name="ce6"/>
          <table:table-cell table:style-name="ce4"/>
          <table:table-cell table:style-name="ce6"/>
          <table:table-cell table:style-name="ce4"/>
          <table:table-cell table:style-name="ce6"/>
          <table:table-cell table:number-columns-repeated="16372" table:style-name="ce4"/>
        </table:table-row>
        <table:table-row table:style-name="ro2">
          <table:table-cell office:value-type="string" table:style-name="ce4">
            <text:p>Beam 8</text:p>
          </table:table-cell>
          <table:table-cell office:value-type="float" office:value="0" table:formula="of:=[.E34]" table:style-name="ce4">
            <text:p>0</text:p>
          </table:table-cell>
          <table:table-cell office:value-type="float" office:value="0" table:formula="of:=[.F34]" table:style-name="ce4">
            <text:p>0</text:p>
          </table:table-cell>
          <table:table-cell table:number-columns-repeated="4" table:style-name="ce4"/>
          <table:table-cell table:style-name="ce6"/>
          <table:table-cell table:style-name="ce4"/>
          <table:table-cell table:style-name="ce6"/>
          <table:table-cell table:style-name="ce4"/>
          <table:table-cell table:style-name="ce6"/>
          <table:table-cell table:number-columns-repeated="7" table:style-name="ce4"/>
          <table:table-cell table:number-columns-repeated="16365" table:style-name="ce1"/>
        </table:table-row>
        <table:table-row table:style-name="ro2">
          <table:table-cell table:number-columns-repeated="7" table:style-name="ce4"/>
          <table:table-cell table:style-name="ce6"/>
          <table:table-cell table:style-name="ce4"/>
          <table:table-cell table:style-name="ce6"/>
          <table:table-cell table:style-name="ce4"/>
          <table:table-cell table:style-name="ce6"/>
          <table:table-cell table:number-columns-repeated="7" table:style-name="ce4"/>
          <table:table-cell table:number-columns-repeated="16365" table:style-name="ce1"/>
        </table:table-row>
        <table:table-row table:style-name="ro2">
          <table:table-cell office:value-type="string" table:style-name="ce4">
            <text:p>For Inside path</text:p>
          </table:table-cell>
          <table:table-cell table:number-columns-repeated="16383" table:style-name="ce4"/>
        </table:table-row>
        <table:table-row table:style-name="ro2">
          <table:table-cell office:value-type="string" table:style-name="ce4">
            <text:p>Top Beam</text:p>
          </table:table-cell>
          <table:table-cell office:value-type="string" table:style-name="ce4">
            <text:p>v1x</text:p>
          </table:table-cell>
          <table:table-cell office:value-type="string" table:style-name="ce4">
            <text:p>v1y</text:p>
          </table:table-cell>
          <table:table-cell office:value-type="string" table:style-name="ce4">
            <text:p>v2x</text:p>
          </table:table-cell>
          <table:table-cell office:value-type="string" table:style-name="ce4">
            <text:p>v2y</text:p>
          </table:table-cell>
          <table:table-cell office:value-type="string" table:style-name="ce4">
            <text:p>Dot Product w/ respecitve mirror</text:p>
          </table:table-cell>
          <table:table-cell office:value-type="string" table:style-name="ce4">
            <text:p>angle to positive x axis</text:p>
          </table:table-cell>
          <table:table-cell office:value-type="string" table:style-name="ce4">
            <text:p>delta angle</text:p>
          </table:table-cell>
          <table:table-cell office:value-type="string" table:style-name="ce4">
            <text:p>gradient</text:p>
          </table:table-cell>
          <table:table-cell office:value-type="string" table:style-name="ce4">
            <text:p>v.s</text:p>
          </table:table-cell>
          <table:table-cell table:number-columns-repeated="9" table:style-name="ce4"/>
          <table:table-cell table:number-columns-repeated="16365" table:style-name="ce1"/>
        </table:table-row>
        <table:table-row table:style-name="ro2">
          <table:table-cell office:value-type="string" table:style-name="ce4">
            <text:p>Mirror 1</text:p>
          </table:table-cell>
          <table:table-cell office:value-type="float" office:value="-4.6273300000000006" table:formula="of:=[.E18]-[.B18]" table:style-name="ce4">
            <text:p>-4.62733</text:p>
          </table:table-cell>
          <table:table-cell office:value-type="float" office:value="-2.313666" table:formula="of:=[.F18]-[.C18]" table:style-name="ce4">
            <text:p>-2.313666</text:p>
          </table:table-cell>
          <table:table-cell office:value-type="float" office:value="-0.23200000000000109" table:formula="of:=[.E4]-[.B4]" table:style-name="ce4">
            <text:p>-0.232</text:p>
          </table:table-cell>
          <table:table-cell office:value-type="float" office:value="-8.5280000000000005" table:formula="of:=[.G4]-[.D4]" table:style-name="ce4">
            <text:p>-8.528</text:p>
          </table:table-cell>
          <table:table-cell office:value-type="float" office:value="61.87662007589573" table:formula="of:=DEGREES(ACOS(([.B39]*[.D39]+[.C39]*[.E39])/(SQRT([.B39]^2+[.C39]^2)*SQRT([.D39]^2+[.E39]^2))))" table:style-name="ce1">
            <text:p>61.87662008</text:p>
          </table:table-cell>
          <table:table-cell office:value-type="float" office:value="91.55831884139613" table:formula="of:=DEGREES(ACOS(([.D39])/(SQRT( ([.D39])^2 + ([.E39])^2 )*SQRT(1^2) )))" table:style-name="ce4">
            <text:p>91.55831884</text:p>
          </table:table-cell>
          <table:table-cell office:value-type="float" office:value="-29.6816987655004" table:formula="of:=[.F39]-[.G39]" table:style-name="ce4">
            <text:p>-29.68169877</text:p>
          </table:table-cell>
          <table:table-cell office:value-type="float" office:value="-0.56996666942066221" table:formula="of:=DEGREES(SIN(RADIANS([.H39])))/DEGREES(COS(RADIANS([.H39])))" table:style-name="ce1">
            <text:p>-0.569966669</text:p>
          </table:table-cell>
          <table:table-cell office:value-type="float" office:value="3.0284435034789579" table:formula="of:=[.F18]-[.I39]*[.E18]" table:style-name="ce4">
            <text:p>3.028443503</text:p>
          </table:table-cell>
          <table:table-cell table:number-columns-repeated="9" table:style-name="ce4"/>
          <table:table-cell table:number-columns-repeated="16365" table:style-name="ce1"/>
        </table:table-row>
        <table:table-row table:style-name="ro2">
          <table:table-cell office:value-type="string" table:style-name="ce4">
            <text:p>Mirror 2</text:p>
          </table:table-cell>
          <table:table-cell office:value-type="float" office:value="5.8208099999999998" table:formula="of:=[.E19]-[.B19]" table:style-name="ce4">
            <text:p>5.82081</text:p>
          </table:table-cell>
          <table:table-cell office:value-type="float" office:value="-3.3139540000000003" table:formula="of:=[.F19]-[.C19]" table:style-name="ce4">
            <text:p>-3.313954</text:p>
          </table:table-cell>
          <table:table-cell office:value-type="float" office:value="-4.1059999999999999" table:formula="of:=[.E5]-[.B5]" table:style-name="ce4">
            <text:p>-4.106</text:p>
          </table:table-cell>
          <table:table-cell office:value-type="float" office:value="7.28" table:formula="of:=[.G5]-[.D5]" table:style-name="ce4">
            <text:p>7.28</text:p>
          </table:table-cell>
          <table:table-cell office:value-type="float" office:value="149.07757572563071" table:formula="of:=DEGREES(ACOS(([.B40]*[.D40]+[.C40]*[.E40])/(SQRT([.B40]^2+[.C40]^2)*SQRT([.D40]^2+[.E40]^2))))" table:style-name="ce1">
            <text:p>149.0775757</text:p>
          </table:table-cell>
          <table:table-cell office:value-type="float" office:value="-119.42347595615153" table:formula="of:=-DEGREES(ACOS(([.D40])/(SQRT( ([.D40])^2 + ([.E40])^2 )*SQRT(1^2) )))" table:style-name="ce4">
            <text:p>-119.423476</text:p>
          </table:table-cell>
          <table:table-cell office:value-type="float" office:value="-268.50105168178226" table:formula="of:=[.G40]-[.F40]" table:style-name="ce4">
            <text:p>-268.5010517</text:p>
          </table:table-cell>
          <table:table-cell office:value-type="float" office:value="-38.215265062773554" table:formula="of:=DEGREES(SIN(RADIANS([.H40])))/DEGREES(COS(RADIANS([.H40])))" table:style-name="ce1">
            <text:p>-38.21526506</text:p>
          </table:table-cell>
          <table:table-cell office:value-type="float" office:value="574.99524542594872" table:formula="of:=[.F19]-[.I40]*[.E19]" table:style-name="ce4">
            <text:p>574.9952454</text:p>
          </table:table-cell>
          <table:table-cell table:number-columns-repeated="9" table:style-name="ce4"/>
          <table:table-cell table:number-columns-repeated="16365" table:style-name="ce1"/>
        </table:table-row>
        <table:table-row table:style-name="ro2">
          <table:table-cell office:value-type="string" table:style-name="ce4">
            <text:p>Mirror 3</text:p>
          </table:table-cell>
          <table:table-cell office:value-type="float" office:value="-0.21523999999999965" table:formula="of:=[.E20]-[.B20]" table:style-name="ce4">
            <text:p>-0.21524</text:p>
          </table:table-cell>
          <table:table-cell office:value-type="float" office:value="-8.4961099999999998" table:formula="of:=[.F20]-[.C20]" table:style-name="ce4">
            <text:p>-8.49611</text:p>
          </table:table-cell>
          <table:table-cell office:value-type="float" office:value="-4.238999999999999" table:formula="of:=[.E6]-[.B6]" table:style-name="ce4">
            <text:p>-4.239</text:p>
          </table:table-cell>
          <table:table-cell office:value-type="float" office:value="-5.2430000000000003" table:formula="of:=[.G6]-[.D6]" table:style-name="ce4">
            <text:p>-5.243</text:p>
          </table:table-cell>
          <table:table-cell office:value-type="float" office:value="37.504549412192496" table:formula="of:=DEGREES(ACOS(([.B41]*[.D41]+[.C41]*[.E41])/(SQRT([.B41]^2+[.C41]^2)*SQRT([.D41]^2+[.E41]^2))))" table:style-name="ce1">
            <text:p>37.50454941</text:p>
          </table:table-cell>
          <table:table-cell office:value-type="float" office:value="-128.95576723565409" table:formula="of:=-DEGREES(ACOS(([.D41])/(SQRT( ([.D41])^2 + ([.E41])^2 )*SQRT(1^2) )))" table:style-name="ce4">
            <text:p>-128.9557672</text:p>
          </table:table-cell>
          <table:table-cell office:value-type="float" office:value="-166.46031664784658" table:formula="of:=[.G41]-[.F41]" table:style-name="ce4">
            <text:p>-166.4603166</text:p>
          </table:table-cell>
          <table:table-cell office:value-type="float" office:value="0.24081140641963528" table:formula="of:=DEGREES(SIN(RADIANS([.H41])))/DEGREES(COS(RADIANS([.H41])))" table:style-name="ce1">
            <text:p>0.240811406</text:p>
          </table:table-cell>
          <table:table-cell office:value-type="float" office:value="-17.730661040090837" table:formula="of:=[.F20]-[.I41]*[.E20]" table:style-name="ce4">
            <text:p>-17.73066104</text:p>
          </table:table-cell>
          <table:table-cell table:number-columns-repeated="9" table:style-name="ce4"/>
          <table:table-cell table:number-columns-repeated="16365" table:style-name="ce1"/>
        </table:table-row>
        <table:table-row table:style-name="ro2">
          <table:table-cell office:value-type="string" table:style-name="ce4">
            <text:p>Mirror 5</text:p>
          </table:table-cell>
          <table:table-cell office:value-type="float" office:value="-10.456489999999999" table:formula="of:=[.E21]-[.B21]" table:style-name="ce4">
            <text:p>-10.45649</text:p>
          </table:table-cell>
          <table:table-cell office:value-type="float" office:value="-2.5299299999999985" table:formula="of:=[.F21]-[.C21]" table:style-name="ce4">
            <text:p>-2.52993</text:p>
          </table:table-cell>
          <table:table-cell office:value-type="float" office:value="0.32899999999999974" table:formula="of:=[.E8]-[.B8]" table:style-name="ce4">
            <text:p>0.329</text:p>
          </table:table-cell>
          <table:table-cell office:value-type="float" office:value="2.2240000000000002" table:formula="of:=[.G8]-[.D8]" table:style-name="ce4">
            <text:p>2.224</text:p>
          </table:table-cell>
          <table:table-cell office:value-type="float" office:value="112.0160672031009" table:formula="of:=DEGREES(ACOS(([.B42]*[.D42]+[.C42]*[.E42])/(SQRT([.B42]^2+[.C42]^2)*SQRT([.D42]^2+[.E42]^2))))" table:style-name="ce1">
            <text:p>112.0160672</text:p>
          </table:table-cell>
          <table:table-cell office:value-type="float" office:value="-81.585169123401144" table:formula="of:=-DEGREES(ACOS(([.D42])/(SQRT( ([.D42])^2 + ([.E42])^2 )*SQRT(1^2) )))" table:style-name="ce4">
            <text:p>-81.58516912</text:p>
          </table:table-cell>
          <table:table-cell office:value-type="float" office:value="30.430898079699759" table:formula="of:=[.G42]+[.F42]" table:style-name="ce4">
            <text:p>30.43089808</text:p>
          </table:table-cell>
          <table:table-cell office:value-type="float" office:value="0.58742164276163866" table:formula="of:=DEGREES(SIN(RADIANS([.H42])))/DEGREES(COS(RADIANS([.H42])))" table:style-name="ce1">
            <text:p>0.587421643</text:p>
          </table:table-cell>
          <table:table-cell office:value-type="float" office:value="-19.309833813157439" table:formula="of:=[.F21]-[.I42]*[.E21]" table:style-name="ce4">
            <text:p>-19.30983381</text:p>
          </table:table-cell>
          <table:table-cell table:number-columns-repeated="9" table:style-name="ce4"/>
          <table:table-cell table:number-columns-repeated="16365" table:style-name="ce1"/>
        </table:table-row>
        <table:table-row table:style-name="ro2">
          <table:table-cell office:value-type="string" table:style-name="ce4">
            <text:p>Mirror 6</text:p>
          </table:table-cell>
          <table:table-cell office:value-type="float" office:value="7.4921300000000004" table:formula="of:=[.E22]-[.B22]" table:style-name="ce4">
            <text:p>7.49213</text:p>
          </table:table-cell>
          <table:table-cell office:value-type="float" office:value="-4.4151900000000026" table:formula="of:=[.F22]-[.C22]" table:style-name="ce4">
            <text:p>-4.41519</text:p>
          </table:table-cell>
          <table:table-cell office:value-type="float" office:value="-1.4640000000000004" table:formula="of:=[.E9]-[.B9]" table:style-name="ce4">
            <text:p>-1.464</text:p>
          </table:table-cell>
          <table:table-cell office:value-type="float" office:value="1.911999999999999" table:formula="of:=[.G9]-[.D9]" table:style-name="ce4">
            <text:p>1.912</text:p>
          </table:table-cell>
          <table:table-cell office:value-type="float" office:value="157.95221951883812" table:formula="of:=DEGREES(ACOS(([.B43]*[.D43]+[.C43]*[.E43])/(SQRT([.B43]^2+[.C43]^2)*SQRT([.D43]^2+[.E43]^2))))" table:style-name="ce1">
            <text:p>157.9522195</text:p>
          </table:table-cell>
          <table:table-cell office:value-type="float" office:value="-127.44093301895882" table:formula="of:=-DEGREES(ACOS(([.D43])/(SQRT( ([.D43])^2 + ([.E43])^2 )*SQRT(1^2) )))" table:style-name="ce4">
            <text:p>-127.440933</text:p>
          </table:table-cell>
          <table:table-cell office:value-type="float" office:value="-285.39315253779694" table:formula="of:=[.G43]-[.F43]" table:style-name="ce4">
            <text:p>-285.3931525</text:p>
          </table:table-cell>
          <table:table-cell office:value-type="float" office:value="3.6321725452334839" table:formula="of:=DEGREES(SIN(RADIANS([.H43])))/DEGREES(COS(RADIANS([.H43])))" table:style-name="ce1">
            <text:p>3.632172545</text:p>
          </table:table-cell>
          <table:table-cell office:value-type="float" office:value="-64.705335097729645" table:formula="of:=[.F22]-[.I43]*[.E22]" table:style-name="ce4">
            <text:p>-64.7053351</text:p>
          </table:table-cell>
          <table:table-cell table:number-columns-repeated="9" table:style-name="ce4"/>
          <table:table-cell table:number-columns-repeated="16365" table:style-name="ce1"/>
        </table:table-row>
        <table:table-row table:style-name="ro2">
          <table:table-cell office:value-type="string" table:style-name="ce4">
            <text:p>Mirror 8</text:p>
          </table:table-cell>
          <table:table-cell office:value-type="float" office:value="1.5382999999999996" table:formula="of:=[.E23]-[.B23]" table:style-name="ce4">
            <text:p>1.5383</text:p>
          </table:table-cell>
          <table:table-cell office:value-type="float" office:value="-5.6231599999999986" table:formula="of:=[.F23]-[.C23]" table:style-name="ce4">
            <text:p>-5.62316</text:p>
          </table:table-cell>
          <table:table-cell office:value-type="float" office:value="0.1330000000000009" table:formula="of:=[.E11]-[.B11]" table:style-name="ce4">
            <text:p>0.133</text:p>
          </table:table-cell>
          <table:table-cell office:value-type="float" office:value="-2.3979999999999997" table:formula="of:=[.G11]-[.D11]" table:style-name="ce4">
            <text:p>-2.398</text:p>
          </table:table-cell>
          <table:table-cell office:value-type="float" office:value="12.125249861371509" table:formula="of:=DEGREES(ACOS(([.B44]*[.D44]+[.C44]*[.E44])/(SQRT([.B44]^2+[.C44]^2)*SQRT([.D44]^2+[.E44]^2))))" table:style-name="ce1">
            <text:p>12.12524986</text:p>
          </table:table-cell>
          <table:table-cell office:value-type="float" office:value="-86.825463159517696" table:formula="of:=-DEGREES(ACOS(([.D44])/(SQRT( ([.D44])^2 + ([.E44])^2 )*SQRT(1^2) )))" table:style-name="ce4">
            <text:p>-86.82546316</text:p>
          </table:table-cell>
          <table:table-cell office:value-type="float" office:value="-98.950713020889211" table:formula="of:=[.G44]-[.F44]" table:style-name="ce4">
            <text:p>-98.95071302</text:p>
          </table:table-cell>
          <table:table-cell office:value-type="float" office:value="6.3490950483613355" table:formula="of:=DEGREES(SIN(RADIANS([.H44])))/DEGREES(COS(RADIANS([.H44])))" table:style-name="ce1">
            <text:p>6.349095048</text:p>
          </table:table-cell>
          <table:table-cell office:value-type="float" office:value="-112.73608893250152" table:formula="of:=[.F23]-[.I44]*[.E23]" table:style-name="ce4">
            <text:p>-112.7360889</text:p>
          </table:table-cell>
          <table:table-cell table:number-columns-repeated="9" table:style-name="ce4"/>
          <table:table-cell table:number-columns-repeated="16365" table:style-name="ce1"/>
        </table:table-row>
        <table:table-row table:style-name="ro2">
          <table:table-cell office:value-type="string" table:style-name="ce4">
            <text:p>Mirror 11</text:p>
          </table:table-cell>
          <table:table-cell office:value-type="float" office:value="-0.55659999999999954" table:formula="of:=[.E24]-[.B24]" table:style-name="ce4">
            <text:p>-0.5566</text:p>
          </table:table-cell>
          <table:table-cell office:value-type="float" office:value="-3.9473300000000009" table:formula="of:=[.F24]-[.C24]" table:style-name="ce4">
            <text:p>-3.94733</text:p>
          </table:table-cell>
          <table:table-cell office:value-type="float" office:value="1.1519999999999992" table:formula="of:=[.E14]-[.B14]" table:style-name="ce4">
            <text:p>1.152</text:p>
          </table:table-cell>
          <table:table-cell office:value-type="float" office:value="0.56099999999999994" table:formula="of:=[.G14]-[.D14]" table:style-name="ce4">
            <text:p>0.561</text:p>
          </table:table-cell>
          <table:table-cell office:value-type="float" office:value="123.99129105203221" table:formula="of:=DEGREES(ACOS(([.B45]*[.D45]+[.C45]*[.E45])/(SQRT([.B45]^2+[.C45]^2)*SQRT([.D45]^2+[.E45]^2))))" table:style-name="ce1">
            <text:p>123.9912911</text:p>
          </table:table-cell>
          <table:table-cell office:value-type="float" office:value="-25.965117296824051" table:formula="of:=-DEGREES(ACOS(([.D45])/(SQRT( ([.D45])^2 + ([.E45])^2 )*SQRT(1^2) )))" table:style-name="ce4">
            <text:p>-25.9651173</text:p>
          </table:table-cell>
          <table:table-cell office:value-type="float" office:value="-149.95640834885626" table:formula="of:=[.G45]-[.F45]" table:style-name="ce4">
            <text:p>-149.9564083</text:p>
          </table:table-cell>
          <table:table-cell office:value-type="float" office:value="0.57836513896061692" table:formula="of:=DEGREES(SIN(RADIANS([.H45])))/DEGREES(COS(RADIANS([.H45])))" table:style-name="ce1">
            <text:p>0.578365139</text:p>
          </table:table-cell>
          <table:table-cell office:value-type="float" office:value="-38.155530432573812" table:formula="of:=[.F24]-[.I45]*[.E24]" table:style-name="ce4">
            <text:p>-38.15553043</text:p>
          </table:table-cell>
          <table:table-cell table:number-columns-repeated="9" table:style-name="ce4"/>
          <table:table-cell table:number-columns-repeated="16365" table:style-name="ce1"/>
        </table:table-row>
        <table:table-row table:style-name="ro2">
          <table:table-cell office:value-type="string" table:style-name="ce4">
            <text:p>Mirror 10</text:p>
          </table:table-cell>
          <table:table-cell office:value-type="float" office:value="-9.1860800000000005" table:formula="of:=[.E25]-[.B25]" table:style-name="ce4">
            <text:p>-9.18608</text:p>
          </table:table-cell>
          <table:table-cell office:value-type="float" office:value="5.3129100000000022" table:formula="of:=[.F25]-[.C25]" table:style-name="ce4">
            <text:p>5.31291</text:p>
          </table:table-cell>
          <table:table-cell office:value-type="float" office:value="-5.7130000000000001" table:formula="of:=[.E13]-[.B13]" table:style-name="ce4">
            <text:p>-5.713</text:p>
          </table:table-cell>
          <table:table-cell office:value-type="float" office:value="1.4870000000000019" table:formula="of:=[.G13]-[.D13]" table:style-name="ce4">
            <text:p>1.487</text:p>
          </table:table-cell>
          <table:table-cell office:value-type="float" office:value="15.454165560544658" table:formula="of:=DEGREES(ACOS(([.B46]*[.D46]+[.C46]*[.E46])/(SQRT([.B46]^2+[.C46]^2)*SQRT([.D46]^2+[.E46]^2))))" table:style-name="ce1">
            <text:p>15.45416556</text:p>
          </table:table-cell>
          <table:table-cell office:value-type="float" office:value="-165.41056659816351" table:formula="of:=-DEGREES(ACOS(([.D46])/(SQRT( ([.D46])^2 + ([.E46])^2 )*SQRT(1^2) )))" table:style-name="ce4">
            <text:p>-165.4105666</text:p>
          </table:table-cell>
          <table:table-cell office:value-type="float" office:value="-180.86473215870816" table:formula="of:=[.G46]-[.F46]" table:style-name="ce4">
            <text:p>-180.8647322</text:p>
          </table:table-cell>
          <table:table-cell office:value-type="float" office:value="-1.5093569345393588E-2" table:formula="of:=DEGREES(SIN(RADIANS([.H46])))/DEGREES(COS(RADIANS([.H46])))" table:style-name="ce1">
            <text:p>-0.015093569</text:p>
          </table:table-cell>
          <table:table-cell office:value-type="float" office:value="-25.268931047578722" table:formula="of:=[.F25]-[.I46]*[.E25]" table:style-name="ce4">
            <text:p>-25.26893105</text:p>
          </table:table-cell>
          <table:table-cell table:number-columns-repeated="9" table:style-name="ce4"/>
          <table:table-cell table:number-columns-repeated="16365" table:style-name="ce1"/>
        </table:table-row>
        <table:table-row table:number-rows-repeated="2" table:style-name="ro3">
          <table:table-cell table:number-columns-repeated="16384"/>
        </table:table-row>
        <table:table-row table:style-name="ro2">
          <table:table-cell office:value-type="string" table:style-name="ce4">
            <text:p>For outside path</text:p>
          </table:table-cell>
          <table:table-cell table:number-columns-repeated="9" table:style-name="ce4"/>
          <table:table-cell table:style-name="ce1"/>
          <table:table-cell table:number-columns-repeated="8" table:style-name="ce4"/>
          <table:table-cell table:number-columns-repeated="16365" table:style-name="ce1"/>
        </table:table-row>
        <table:table-row table:style-name="ro2">
          <table:table-cell office:value-type="string" table:style-name="ce4">
            <text:p>Top Beam</text:p>
          </table:table-cell>
          <table:table-cell office:value-type="string" table:style-name="ce4">
            <text:p>v1x</text:p>
          </table:table-cell>
          <table:table-cell office:value-type="string" table:style-name="ce4">
            <text:p>v1y</text:p>
          </table:table-cell>
          <table:table-cell office:value-type="string" table:style-name="ce4">
            <text:p>v2x</text:p>
          </table:table-cell>
          <table:table-cell office:value-type="string" table:style-name="ce4">
            <text:p>v2y</text:p>
          </table:table-cell>
          <table:table-cell office:value-type="string" table:style-name="ce4">
            <text:p>Dot Product w/ respecitve mirror</text:p>
          </table:table-cell>
          <table:table-cell office:value-type="string" table:style-name="ce4">
            <text:p>angle to positive x axis</text:p>
          </table:table-cell>
          <table:table-cell office:value-type="string" table:style-name="ce4">
            <text:p>delta angle</text:p>
          </table:table-cell>
          <table:table-cell office:value-type="string" table:style-name="ce4">
            <text:p>gradient</text:p>
          </table:table-cell>
          <table:table-cell office:value-type="string" table:style-name="ce4">
            <text:p>v.s</text:p>
          </table:table-cell>
          <table:table-cell table:number-columns-repeated="9" table:style-name="ce4"/>
          <table:table-cell table:number-columns-repeated="16365" table:style-name="ce1"/>
        </table:table-row>
        <table:table-row table:style-name="ro2">
          <table:table-cell office:value-type="string" table:style-name="ce4">
            <text:p>Mirror 1</text:p>
          </table:table-cell>
          <table:table-cell office:value-type="float" office:value="-6.6551899999999993" table:formula="of:=[.E28]-[.B28]" table:style-name="ce4">
            <text:p>-6.65519</text:p>
          </table:table-cell>
          <table:table-cell office:value-type="float" office:value="-3.3275899999999998" table:formula="of:=[.F28]-[.C28]" table:style-name="ce4">
            <text:p>-3.32759</text:p>
          </table:table-cell>
          <table:table-cell office:value-type="float" office:value="-0.23200000000000109" table:formula="of:=[.E4]-[.B4]" table:style-name="ce4">
            <text:p>-0.232</text:p>
          </table:table-cell>
          <table:table-cell office:value-type="float" office:value="-8.5280000000000005" table:formula="of:=[.G4]-[.D4]" table:style-name="ce4">
            <text:p>-8.528</text:p>
          </table:table-cell>
          <table:table-cell office:value-type="float" office:value="61.876664418286801" table:formula="of:=DEGREES(ACOS(([.B51]*[.D51]+[.C51]*[.E51])/(SQRT([.B51]^2+[.C51]^2)*SQRT([.D51]^2+[.E51]^2))))" table:style-name="ce1">
            <text:p>61.87666442</text:p>
          </table:table-cell>
          <table:table-cell office:value-type="float" office:value="91.55831884139613" table:formula="of:=DEGREES(ACOS(([.D51])/(SQRT( ([.D51])^2 + ([.E51])^2 )*SQRT(1^2) )))" table:style-name="ce4">
            <text:p>91.55831884</text:p>
          </table:table-cell>
          <table:table-cell office:value-type="float" office:value="29.681654423109329" table:formula="of:=[.G51]-[.F51]" table:style-name="ce4">
            <text:p>29.68165442</text:p>
          </table:table-cell>
          <table:table-cell office:value-type="float" office:value="-0.56996666942066221" table:formula="of:=DEGREES(SIN(RADIANS([.H39])))/DEGREES(COS(RADIANS([.H39])))" table:style-name="ce1">
            <text:p>-0.569966669</text:p>
          </table:table-cell>
          <table:table-cell office:value-type="float" office:value="3.0284435034789579" table:formula="of:=[.F18]-[.I39]*[.E18]" table:style-name="ce4">
            <text:p>3.028443503</text:p>
          </table:table-cell>
          <table:table-cell table:number-columns-repeated="9" table:style-name="ce4"/>
          <table:table-cell table:number-columns-repeated="16365" table:style-name="ce1"/>
        </table:table-row>
        <table:table-row table:style-name="ro2">
          <table:table-cell office:value-type="string" table:style-name="ce4">
            <text:p>Mirror 2</text:p>
          </table:table-cell>
          <table:table-cell office:value-type="float" office:value="6.7114299999999982" table:formula="of:=[.E29]-[.B29]" table:style-name="ce4">
            <text:p>6.71143</text:p>
          </table:table-cell>
          <table:table-cell office:value-type="float" office:value="-3.8210100000000002" table:formula="of:=[.F29]-[.C29]" table:style-name="ce4">
            <text:p>-3.82101</text:p>
          </table:table-cell>
          <table:table-cell office:value-type="float" office:value="-4.1059999999999999" table:formula="of:=[.E5]-[.B5]" table:style-name="ce4">
            <text:p>-4.106</text:p>
          </table:table-cell>
          <table:table-cell office:value-type="float" office:value="7.28" table:formula="of:=[.G5]-[.D5]" table:style-name="ce4">
            <text:p>7.28</text:p>
          </table:table-cell>
          <table:table-cell office:value-type="float" office:value="149.07757896418642" table:formula="of:=DEGREES(ACOS(([.B52]*[.D52]+[.C52]*[.E52])/(SQRT([.B52]^2+[.C52]^2)*SQRT([.D52]^2+[.E52]^2))))" table:style-name="ce1">
            <text:p>149.077579</text:p>
          </table:table-cell>
          <table:table-cell office:value-type="float" office:value="-119.42347595615153" table:formula="of:=-DEGREES(ACOS(([.D52])/(SQRT( ([.D52])^2 + ([.E52])^2 )*SQRT(1^2) )))" table:style-name="ce4">
            <text:p>-119.423476</text:p>
          </table:table-cell>
          <table:table-cell office:value-type="float" office:value="-268.50105492033794" table:formula="of:=[.G52]-[.F52]" table:style-name="ce4">
            <text:p>-268.5010549</text:p>
          </table:table-cell>
          <table:table-cell office:value-type="float" office:value="-38.215265062773554" table:formula="of:=DEGREES(SIN(RADIANS([.H40])))/DEGREES(COS(RADIANS([.H40])))" table:style-name="ce1">
            <text:p>-38.21526506</text:p>
          </table:table-cell>
          <table:table-cell office:value-type="float" office:value="574.99524542594872" table:formula="of:=[.F19]-[.I40]*[.E19]" table:style-name="ce4">
            <text:p>574.9952454</text:p>
          </table:table-cell>
          <table:table-cell table:number-columns-repeated="9" table:style-name="ce4"/>
          <table:table-cell table:number-columns-repeated="16365" table:style-name="ce1"/>
        </table:table-row>
        <table:table-row table:style-name="ro2">
          <table:table-cell office:value-type="string" table:style-name="ce4">
            <text:p>Mirror 3</text:p>
          </table:table-cell>
          <table:table-cell office:value-type="float" office:value="-0.14748999999999945" table:formula="of:=[.E30]-[.B30]" table:style-name="ce4">
            <text:p>-0.14749</text:p>
          </table:table-cell>
          <table:table-cell office:value-type="float" office:value="-5.8217400000000001" table:formula="of:=[.F30]-[.C30]" table:style-name="ce4">
            <text:p>-5.82174</text:p>
          </table:table-cell>
          <table:table-cell office:value-type="float" office:value="-4.238999999999999" table:formula="of:=[.E6]-[.B6]" table:style-name="ce4">
            <text:p>-4.239</text:p>
          </table:table-cell>
          <table:table-cell office:value-type="float" office:value="-5.2430000000000003" table:formula="of:=[.G6]-[.D6]" table:style-name="ce4">
            <text:p>-5.243</text:p>
          </table:table-cell>
          <table:table-cell office:value-type="float" office:value="37.504526321689305" table:formula="of:=DEGREES(ACOS(([.B53]*[.D53]+[.C53]*[.E53])/(SQRT([.B53]^2+[.C53]^2)*SQRT([.D53]^2+[.E53]^2))))" table:style-name="ce1">
            <text:p>37.50452632</text:p>
          </table:table-cell>
          <table:table-cell office:value-type="float" office:value="-128.95576723565409" table:formula="of:=-DEGREES(ACOS(([.D53])/(SQRT( ([.D53])^2 + ([.E53])^2 )*SQRT(1^2) )))" table:style-name="ce4">
            <text:p>-128.9557672</text:p>
          </table:table-cell>
          <table:table-cell office:value-type="float" office:value="-166.46029355734339" table:formula="of:=[.G53]-[.F53]" table:style-name="ce4">
            <text:p>-166.4602936</text:p>
          </table:table-cell>
          <table:table-cell office:value-type="float" office:value="0.24081140641963528" table:formula="of:=DEGREES(SIN(RADIANS([.H41])))/DEGREES(COS(RADIANS([.H41])))" table:style-name="ce1">
            <text:p>0.240811406</text:p>
          </table:table-cell>
          <table:table-cell office:value-type="float" office:value="-17.730661040090837" table:formula="of:=[.F20]-[.I41]*[.E20]" table:style-name="ce4">
            <text:p>-17.73066104</text:p>
          </table:table-cell>
          <table:table-cell table:number-columns-repeated="9" table:style-name="ce4"/>
          <table:table-cell table:number-columns-repeated="16365" table:style-name="ce1"/>
        </table:table-row>
        <table:table-row table:style-name="ro2">
          <table:table-cell office:value-type="string" table:style-name="ce4">
            <text:p>Mirror 4</text:p>
          </table:table-cell>
          <table:table-cell office:value-type="float" office:value="-9.6532199999999992" table:formula="of:=[.E31]-[.B31]" table:style-name="ce4">
            <text:p>-9.65322</text:p>
          </table:table-cell>
          <table:table-cell office:value-type="float" office:value="-2.3355700000000006" table:formula="of:=[.F31]-[.C31]" table:style-name="ce4">
            <text:p>-2.33557</text:p>
          </table:table-cell>
          <table:table-cell office:value-type="float" office:value="-0.23500000000000032" table:formula="of:=[.E7]-[.B7]" table:style-name="ce4">
            <text:p>-0.235</text:p>
          </table:table-cell>
          <table:table-cell office:value-type="float" office:value="-1.9700000000000006" table:formula="of:=[.G7]-[.D7]" table:style-name="ce4">
            <text:p>-1.97</text:p>
          </table:table-cell>
          <table:table-cell office:value-type="float" office:value="69.596190551750155" table:formula="of:=DEGREES(ACOS(([.B54]*[.D54]+[.C54]*[.E54])/(SQRT([.B54]^2+[.C54]^2)*SQRT([.D54]^2+[.E54]^2))))" table:style-name="ce1">
            <text:p>69.59619055</text:p>
          </table:table-cell>
          <table:table-cell office:value-type="float" office:value="-96.802630244683257" table:formula="of:=-DEGREES(ACOS(([.D54])/(SQRT( ([.D54])^2 + ([.E54])^2 )*SQRT(1^2) )))" table:style-name="ce4">
            <text:p>-96.80263024</text:p>
          </table:table-cell>
          <table:table-cell office:value-type="float" office:value="-27.206439692933102" table:formula="of:=[.G54]+[.F54]" table:style-name="ce4">
            <text:p>-27.20643969</text:p>
          </table:table-cell>
          <table:table-cell office:value-type="float" office:value="0.58742164276163866" table:formula="of:=DEGREES(SIN(RADIANS([.H42])))/DEGREES(COS(RADIANS([.H42])))" table:style-name="ce1">
            <text:p>0.587421643</text:p>
          </table:table-cell>
          <table:table-cell office:value-type="float" office:value="-19.309833813157439" table:formula="of:=[.F21]-[.I42]*[.E21]" table:style-name="ce4">
            <text:p>-19.30983381</text:p>
          </table:table-cell>
          <table:table-cell office:value-type="string" table:style-name="ce4">
            <text:p>`</text:p>
          </table:table-cell>
          <table:table-cell office:value-type="float" office:value="152.80000000000001" table:style-name="ce4">
            <text:p>152.8</text:p>
          </table:table-cell>
          <table:table-cell office:value-type="float" office:value="27.2" table:style-name="ce4">
            <text:p>27.2</text:p>
          </table:table-cell>
          <table:table-cell table:number-columns-repeated="6" table:style-name="ce4"/>
          <table:table-cell table:number-columns-repeated="16365" table:style-name="ce1"/>
        </table:table-row>
        <table:table-row table:style-name="ro2">
          <table:table-cell office:value-type="string" table:style-name="ce4">
            <text:p>Mirror 7</text:p>
          </table:table-cell>
          <table:table-cell office:value-type="float" office:value="-9.6532199999999992" table:formula="of:=[.E31]-[.B31]" table:style-name="ce4">
            <text:p>-9.65322</text:p>
          </table:table-cell>
          <table:table-cell office:value-type="float" office:value="-2.3355700000000006" table:formula="of:=[.F31]-[.C31]" table:style-name="ce4">
            <text:p>-2.33557</text:p>
          </table:table-cell>
          <table:table-cell office:value-type="float" office:value="0.41099999999999781" table:formula="of:=[.E10]-[.B10]" table:style-name="ce4">
            <text:p>0.411</text:p>
          </table:table-cell>
          <table:table-cell office:value-type="float" office:value="-1.4320000000000022" table:formula="of:=[.G10]-[.D10]" table:style-name="ce4">
            <text:p>-1.432</text:p>
          </table:table-cell>
          <table:table-cell office:value-type="float" office:value="92.412891303384129" table:formula="of:=DEGREES(ACOS(([.B55]*[.D55]+[.C55]*[.E55])/(SQRT([.B55]^2+[.C55]^2)*SQRT([.D55]^2+[.E55]^2))))" table:style-name="ce1">
            <text:p>92.4128913</text:p>
          </table:table-cell>
          <table:table-cell office:value-type="float" office:value="-73.985929493049284" table:formula="of:=-DEGREES(ACOS(([.D55])/(SQRT( ([.D55])^2 + ([.E55])^2 )*SQRT(1^2) )))" table:style-name="ce4">
            <text:p>-73.98592949</text:p>
          </table:table-cell>
          <table:table-cell office:value-type="float" office:value="18.426961810334845" table:formula="of:=[.G55]+[.F55]" table:style-name="ce4">
            <text:p>18.42696181</text:p>
          </table:table-cell>
          <table:table-cell office:value-type="float" office:value="3.6321725452334839" table:formula="of:=DEGREES(SIN(RADIANS([.H43])))/DEGREES(COS(RADIANS([.H43])))" table:style-name="ce1">
            <text:p>3.632172545</text:p>
          </table:table-cell>
          <table:table-cell office:value-type="float" office:value="-64.705335097729645" table:formula="of:=[.F22]-[.I43]*[.E22]" table:style-name="ce4">
            <text:p>-64.7053351</text:p>
          </table:table-cell>
          <table:table-cell table:number-columns-repeated="9" table:style-name="ce4"/>
          <table:table-cell table:number-columns-repeated="16365" table:style-name="ce1"/>
        </table:table-row>
        <table:table-row table:style-name="ro2">
          <table:table-cell office:value-type="string" table:style-name="ce4">
            <text:p>Mirror 9</text:p>
          </table:table-cell>
          <table:table-cell office:value-type="float" office:value="1.5382999999999996" table:formula="of:=[.E23]-[.B23]" table:style-name="ce4">
            <text:p>1.5383</text:p>
          </table:table-cell>
          <table:table-cell office:value-type="float" office:value="-5.6231599999999986" table:formula="of:=[.F23]-[.C23]" table:style-name="ce4">
            <text:p>-5.62316</text:p>
          </table:table-cell>
          <table:table-cell office:value-type="float" office:value="0.1330000000000009" table:formula="of:=[.E11]-[.B11]" table:style-name="ce4">
            <text:p>0.133</text:p>
          </table:table-cell>
          <table:table-cell office:value-type="float" office:value="-2.3979999999999997" table:formula="of:=[.G11]-[.D11]" table:style-name="ce4">
            <text:p>-2.398</text:p>
          </table:table-cell>
          <table:table-cell office:value-type="float" office:value="12.125249861371509" table:formula="of:=DEGREES(ACOS(([.B56]*[.D56]+[.C56]*[.E56])/(SQRT([.B56]^2+[.C56]^2)*SQRT([.D56]^2+[.E56]^2))))" table:style-name="ce1">
            <text:p>12.12524986</text:p>
          </table:table-cell>
          <table:table-cell office:value-type="float" office:value="-86.825463159517696" table:formula="of:=-DEGREES(ACOS(([.D56])/(SQRT( ([.D56])^2 + ([.E56])^2 )*SQRT(1^2) )))" table:style-name="ce4">
            <text:p>-86.82546316</text:p>
          </table:table-cell>
          <table:table-cell office:value-type="float" office:value="-98.950713020889211" table:formula="of:=[.G56]-[.F56]" table:style-name="ce4">
            <text:p>-98.95071302</text:p>
          </table:table-cell>
          <table:table-cell office:value-type="float" office:value="6.3490950483613355" table:formula="of:=DEGREES(SIN(RADIANS([.H44])))/DEGREES(COS(RADIANS([.H44])))" table:style-name="ce1">
            <text:p>6.349095048</text:p>
          </table:table-cell>
          <table:table-cell office:value-type="float" office:value="-112.73608893250152" table:formula="of:=[.F23]-[.I44]*[.E23]" table:style-name="ce4">
            <text:p>-112.7360889</text:p>
          </table:table-cell>
          <table:table-cell table:number-columns-repeated="9" table:style-name="ce4"/>
          <table:table-cell table:number-columns-repeated="16365" table:style-name="ce1"/>
        </table:table-row>
        <table:table-row table:style-name="ro2">
          <table:table-cell office:value-type="string" table:style-name="ce4">
            <text:p>Mirror 10</text:p>
          </table:table-cell>
          <table:table-cell office:value-type="float" office:value="-0.55659999999999954" table:formula="of:=[.E24]-[.B24]" table:style-name="ce4">
            <text:p>-0.5566</text:p>
          </table:table-cell>
          <table:table-cell office:value-type="float" office:value="-3.9473300000000009" table:formula="of:=[.F24]-[.C24]" table:style-name="ce4">
            <text:p>-3.94733</text:p>
          </table:table-cell>
          <table:table-cell office:value-type="float" office:value="1.1519999999999992" table:formula="of:=[.E14]-[.B14]" table:style-name="ce4">
            <text:p>1.152</text:p>
          </table:table-cell>
          <table:table-cell office:value-type="float" office:value="0.56099999999999994" table:formula="of:=[.G14]-[.D14]" table:style-name="ce4">
            <text:p>0.561</text:p>
          </table:table-cell>
          <table:table-cell office:value-type="float" office:value="123.99129105203221" table:formula="of:=DEGREES(ACOS(([.B57]*[.D57]+[.C57]*[.E57])/(SQRT([.B57]^2+[.C57]^2)*SQRT([.D57]^2+[.E57]^2))))" table:style-name="ce1">
            <text:p>123.9912911</text:p>
          </table:table-cell>
          <table:table-cell office:value-type="float" office:value="-25.965117296824051" table:formula="of:=-DEGREES(ACOS(([.D57])/(SQRT( ([.D57])^2 + ([.E57])^2 )*SQRT(1^2) )))" table:style-name="ce4">
            <text:p>-25.9651173</text:p>
          </table:table-cell>
          <table:table-cell office:value-type="float" office:value="-149.95640834885626" table:formula="of:=[.G57]-[.F57]" table:style-name="ce4">
            <text:p>-149.9564083</text:p>
          </table:table-cell>
          <table:table-cell office:value-type="float" office:value="0.57836513896061692" table:formula="of:=DEGREES(SIN(RADIANS([.H45])))/DEGREES(COS(RADIANS([.H45])))" table:style-name="ce1">
            <text:p>0.578365139</text:p>
          </table:table-cell>
          <table:table-cell office:value-type="float" office:value="-38.155530432573812" table:formula="of:=[.F24]-[.I45]*[.E24]" table:style-name="ce4">
            <text:p>-38.15553043</text:p>
          </table:table-cell>
          <table:table-cell table:number-columns-repeated="9" table:style-name="ce4"/>
          <table:table-cell table:number-columns-repeated="16365" table:style-name="ce1"/>
        </table:table-row>
        <table:table-row table:style-name="ro2">
          <table:table-cell table:number-columns-repeated="5" table:style-name="ce4"/>
          <table:table-cell table:style-name="ce1"/>
          <table:table-cell table:number-columns-repeated="2" table:style-name="ce4"/>
          <table:table-cell table:style-name="ce1"/>
          <table:table-cell table:number-columns-repeated="10" table:style-name="ce4"/>
          <table:table-cell table:number-columns-repeated="16365" table:style-name="ce1"/>
        </table:table-row>
        <table:table-row table:style-name="ro3">
          <table:table-cell table:number-columns-repeated="16384"/>
        </table:table-row>
        <table:table-row table:number-rows-repeated="9" table:style-name="ro2">
          <table:table-cell table:number-columns-repeated="6" table:style-name="ce4"/>
          <table:table-cell table:number-columns-repeated="7" table:style-name="ce6"/>
          <table:table-cell table:number-columns-repeated="6" table:style-name="ce4"/>
          <table:table-cell table:number-columns-repeated="16365" table:style-name="ce1"/>
        </table:table-row>
        <table:table-row table:style-name="ro2">
          <table:table-cell table:number-columns-repeated="2" table:style-name="ce4"/>
          <table:table-cell table:number-columns-repeated="2" table:style-name="ce2"/>
          <table:table-cell table:number-columns-repeated="2" table:style-name="ce3"/>
          <table:table-cell table:style-name="ce2"/>
          <table:table-cell table:number-columns-repeated="2" table:style-name="ce3"/>
          <table:table-cell table:number-columns-repeated="2" table:style-name="ce4"/>
          <table:table-cell table:number-columns-repeated="2" table:style-name="ce6"/>
          <table:table-cell table:number-columns-repeated="6" table:style-name="ce4"/>
          <table:table-cell table:number-columns-repeated="16365" table:style-name="ce1"/>
        </table:table-row>
        <table:table-row table:style-name="ro2">
          <table:table-cell table:number-columns-repeated="8" table:style-name="ce4"/>
          <table:table-cell table:style-name="ce1"/>
          <table:table-cell table:number-columns-repeated="2" table:style-name="ce4"/>
          <table:table-cell table:number-columns-repeated="2" table:style-name="ce6"/>
          <table:table-cell table:number-columns-repeated="6" table:style-name="ce4"/>
          <table:table-cell table:number-columns-repeated="16365" table:style-name="ce1"/>
        </table:table-row>
        <table:table-row table:number-rows-repeated="12" table:style-name="ro2">
          <table:table-cell table:number-columns-repeated="8" table:style-name="ce4"/>
          <table:table-cell table:style-name="ce1"/>
          <table:table-cell table:number-columns-repeated="10" table:style-name="ce4"/>
          <table:table-cell table:number-columns-repeated="16365" table:style-name="ce1"/>
        </table:table-row>
        <table:table-row table:number-rows-repeated="6" table:style-name="ro3">
          <table:table-cell table:number-columns-repeated="16384"/>
        </table:table-row>
        <table:table-row table:number-rows-repeated="11" table:style-name="ro2">
          <table:table-cell table:style-name="ce4"/>
          <table:table-cell table:style-name="ce5"/>
          <table:table-cell table:number-columns-repeated="4" table:style-name="ce6"/>
          <table:table-cell table:number-columns-repeated="13" table:style-name="ce4"/>
          <table:table-cell table:number-columns-repeated="16365" table:style-name="ce1"/>
        </table:table-row>
        <table:table-row table:number-rows-repeated="104847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ans1" svg:font-family="&quot;Liberation Sans1&quot;"/>
    <style:font-face style:name="Noto Sans Mono" svg:font-family="&quot;Noto Sans Mono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126</meta:generator>
    <dc:creator>Noah Alexiou</dc:creator>
    <meta:creation-date>2024-11-17T17:05:29Z</meta:creation-date>
    <dc:date>2024-11-21T05:54:46Z</dc:date>
    <meta:editing-cycles>14</meta:editing-cycles>
    <meta:editing-duration>PT11615S</meta:editing-duration>
  </office:meta>
</office:document-meta>
</file>